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5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5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9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2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2" table:formula="of:=AVERAGE([.H95:.H101])" office:value-type="float" office:value="0.142857142857143" calcext:value-type="float">
            <text:p>0,1</text:p>
          </table:table-cell>
          <table:table-cell table:style-name="ce35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style-name="ce35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formula="of:=AVERAGE([.H96:.H102])" office:value-type="float" office:value="0" calcext:value-type="float">
            <text:p>0,0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formula="of:= AVERAGE([.X96:.X102])" office:value-type="float" office:value="0.0000279113835277215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0000171895143962183" calcext:value-type="float">
            <text:p>0.0000</text:p>
          </table:table-cell>
          <table:table-cell table:formula="of:= AVERAGE([.X97:.X103])" office:value-type="float" office:value="0.0000210521554652476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8" office:value-type="float" office:value="19" calcext:value-type="float">
            <text:p>19</text:p>
          </table:table-cell>
          <table:table-cell table:style-name="ce18" table:formula="of:= [.D100] + [.C101]" office:value-type="float" office:value="1720195" calcext:value-type="float">
            <text:p>1 720 195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00] + [.F101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00] + [.H101]" office:value-type="float" office:value="487505" calcext:value-type="float">
            <text:p>487 505</text:p>
          </table:table-cell>
          <table:table-cell table:style-name="ce29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formula="of:=AVERAGE([.H98:.H104])" office:value-type="float" office:value="0" calcext:value-type="float">
            <text:p>0,0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" calcext:value-type="float">
            <text:p>0.0000</text:p>
          </table:table-cell>
          <table:table-cell table:formula="of:= AVERAGE([.X99:.X103])" office:value-type="float" office:value="0" calcext:value-type="float">
            <text:p>0.0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01] + [.F102]" office:value-type="float" office:value="83492" calcext:value-type="float">
            <text:p>83 492</text:p>
          </table:table-cell>
          <table:table-cell table:style-name="ce5"/>
          <table:table-cell table:formula="of:= [.I101] + [.H102]" office:value-type="float" office:value="487505" calcext:value-type="float">
            <text:p>487 505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formula="of:=AVERAGE([.H99:.H105])" office:value-type="float" office:value="0" calcext:value-type="float">
            <text:p>0,0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float" office:value="0" calcext:value-type="float">
            <text:p>0.0000</text:p>
          </table:table-cell>
          <table:table-cell table:formula="of:= AVERAGE([.X101:.X103])" office:value-type="float" office:value="0" calcext:value-type="float">
            <text:p>0.0000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/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float" office:value="0" calcext:value-type="float">
            <text:p>0,0</text:p>
          </table:table-cell>
          <table:table-cell table:formula="of:=AVERAGE([.F100:.F106])" office:value-type="float" office:value="0" calcext:value-type="float">
            <text:p>0,0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float" office:value="0" calcext:value-type="float">
            <text:p>0,0</text:p>
          </table:table-cell>
          <table:table-cell table:formula="of:=AVERAGE([.H100:.H106])" office:value-type="float" office:value="0" calcext:value-type="float">
            <text:p>0,0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float" office:value="0" calcext:value-type="float">
            <text:p>0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03] + [.F104]" office:value-type="float" office:value="83492" calcext:value-type="float">
            <text:p>83 492</text:p>
          </table:table-cell>
          <table:table-cell table:style-name="ce5"/>
          <table:table-cell table:formula="of:= [.I103] + [.H104]" office:value-type="float" office:value="487505" calcext:value-type="float">
            <text:p>487 505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float" office:value="0" calcext:value-type="float">
            <text:p>0,0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float" office:value="0" calcext:value-type="float">
            <text:p>0,0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04] + [.F105]" office:value-type="float" office:value="83492" calcext:value-type="float">
            <text:p>83 492</text:p>
          </table:table-cell>
          <table:table-cell table:style-name="ce5"/>
          <table:table-cell table:formula="of:= [.I104] + [.H105]" office:value-type="float" office:value="487505" calcext:value-type="float">
            <text:p>487 505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05] + [.F106]" office:value-type="float" office:value="83492" calcext:value-type="float">
            <text:p>83 492</text:p>
          </table:table-cell>
          <table:table-cell table:style-name="ce5"/>
          <table:table-cell table:formula="of:= [.I105] + [.H106]" office:value-type="float" office:value="487505" calcext:value-type="float">
            <text:p>487 505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06] + [.F107]" office:value-type="float" office:value="83492" calcext:value-type="float">
            <text:p>83 492</text:p>
          </table:table-cell>
          <table:table-cell table:style-name="ce5"/>
          <table:table-cell table:formula="of:= [.I106] + [.H107]" office:value-type="float" office:value="487505" calcext:value-type="float">
            <text:p>487 505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5" calcext:value-type="float">
            <text:p>487 505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5" calcext:value-type="float">
            <text:p>487 505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5" calcext:value-type="float">
            <text:p>487 505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5" calcext:value-type="float">
            <text:p>487 505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5" calcext:value-type="float">
            <text:p>487 505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5" calcext:value-type="float">
            <text:p>487 505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5" calcext:value-type="float">
            <text:p>487 505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5" calcext:value-type="float">
            <text:p>487 505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5" calcext:value-type="float">
            <text:p>487 505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5" calcext:value-type="float">
            <text:p>487 505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5" calcext:value-type="float">
            <text:p>487 505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5" calcext:value-type="float">
            <text:p>487 505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5" calcext:value-type="float">
            <text:p>487 505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5" calcext:value-type="float">
            <text:p>487 505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5" calcext:value-type="float">
            <text:p>487 505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5" calcext:value-type="float">
            <text:p>487 505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5" calcext:value-type="float">
            <text:p>487 505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5" calcext:value-type="float">
            <text:p>487 505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5" calcext:value-type="float">
            <text:p>487 505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5" calcext:value-type="float">
            <text:p>487 505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5" calcext:value-type="float">
            <text:p>487 505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5" calcext:value-type="float">
            <text:p>487 505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5" calcext:value-type="float">
            <text:p>487 505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5" calcext:value-type="float">
            <text:p>487 505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5" calcext:value-type="float">
            <text:p>487 505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5" calcext:value-type="float">
            <text:p>487 505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5" calcext:value-type="float">
            <text:p>487 505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5" calcext:value-type="float">
            <text:p>487 505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5" calcext:value-type="float">
            <text:p>487 505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5" calcext:value-type="float">
            <text:p>487 505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5" calcext:value-type="float">
            <text:p>487 505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5" calcext:value-type="float">
            <text:p>487 505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5" calcext:value-type="float">
            <text:p>487 505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5" calcext:value-type="float">
            <text:p>487 505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5" calcext:value-type="float">
            <text:p>487 505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5" calcext:value-type="float">
            <text:p>487 505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5" calcext:value-type="float">
            <text:p>487 505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5" calcext:value-type="float">
            <text:p>487 505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5" calcext:value-type="float">
            <text:p>487 505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5" calcext:value-type="float">
            <text:p>487 505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5" calcext:value-type="float">
            <text:p>487 505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5" calcext:value-type="float">
            <text:p>487 505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5" calcext:value-type="float">
            <text:p>487 505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5" calcext:value-type="float">
            <text:p>487 505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5" calcext:value-type="float">
            <text:p>487 505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195" calcext:value-type="float">
            <text:p>1 720 195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5" calcext:value-type="float">
            <text:p>487 505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10T18:33:05.910983175</dc:date>
    <meta:editing-duration>P61DT4H8M29S</meta:editing-duration>
    <meta:editing-cycles>115</meta:editing-cycles>
    <meta:generator>LibreOffice/6.0.7.3$Linux_X86_64 LibreOffice_project/00m0$Build-3</meta:generator>
    <meta:document-statistic meta:table-count="2" meta:cell-count="32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0000279113835277215">
                <text:p>0.0000279113835277215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71895143962183">
                <text:p>0.0000171895143962183</text:p>
              </table:table-cell>
              <table:table-cell office:value-type="float" office:value="0.0000210521554652476">
                <text:p>0.0000210521554652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